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D7192BRU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MCLK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CLK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L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\S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3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2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1/REFIN2+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0/REFIN2-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INCOM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IN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IN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IN3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IN4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FIN1+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FIN1-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PD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\Y\N\C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OUT/R\D\Y\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IN</text:p>
          </table:table-cell>
          <table:table-cell office:value-type="string">
            <text:p>Inpu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4/23/2017</text:date>, <text:time>07:4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4-23T07:14:03.20</meta:creation-date>
    <meta:generator>OpenOffice/4.1.2$Win32 OpenOffice.org_project/412m3$Build-9782</meta:generator>
    <dc:date>2017-04-23T07:41:20.44</dc:date>
    <dc:creator>Boris </dc:creator>
    <meta:editing-duration>PT14M50S</meta:editing-duration>
    <meta:editing-cycles>3</meta:editing-cycles>
    <meta:document-statistic meta:table-count="3" meta:cell-count="72" meta:object-count="0"/>
  </office:meta>
</office:document-meta>
</file>